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margin-bottom="0in"/>
    </style:style>
    <style:style style:name="P2" style:parent-style-name="NormalWeb" style:family="paragraph">
      <style:paragraph-properties fo:margin-bottom="0in"/>
    </style:style>
    <style:style style:name="P3" style:parent-style-name="NormalWeb" style:family="paragraph">
      <style:paragraph-properties fo:margin-bottom="0in"/>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NormalWeb" style:family="paragraph">
      <style:paragraph-properties fo:text-align="justify" fo:margin-top="0in" fo:margin-bottom="0in"/>
      <style:text-properties fo:color="#FF0000"/>
    </style:style>
    <style:style style:name="P8" style:parent-style-name="Normal" style:family="paragraph">
      <style:paragraph-properties fo:margin-bottom="0in"/>
      <style:text-properties style:font-name="Times New Roman" fo:color="#FF0000" fo:font-size="12pt" style:font-size-asian="12pt" style:font-size-complex="12pt"/>
    </style:style>
    <style:style style:name="P9" style:parent-style-name="Normal" style:family="paragraph">
      <style:paragraph-properties fo:margin-bottom="0in"/>
    </style:style>
    <style:style style:name="T10" style:parent-style-name="DefaultParagraphFont" style:family="text">
      <style:text-properties style:font-name="Times New Roman" fo:color="#FF0000" fo:font-size="12pt" style:font-size-asian="12pt" style:font-size-complex="12pt"/>
    </style:style>
    <style:style style:name="T11" style:parent-style-name="DefaultParagraphFont" style:family="text">
      <style:text-properties style:font-name="Times New Roman" fo:color="#FF0000" fo:font-size="12pt" style:font-size-asian="12pt" style:font-size-complex="12pt"/>
    </style:style>
    <style:style style:name="T12" style:parent-style-name="DefaultParagraphFont" style:family="text">
      <style:text-properties style:font-name="Times New Roman" fo:color="#FF0000"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color="#FF0000" fo:font-size="12pt" style:font-size-asian="12pt" style:font-size-complex="12pt"/>
    </style:style>
    <style:style style:name="T16" style:parent-style-name="DefaultParagraphFont" style:family="text">
      <style:text-properties style:font-name="Times New Roman" fo:color="#FF0000" fo:font-size="12pt" style:font-size-asian="12pt" style:font-size-complex="12pt"/>
    </style:style>
    <style:style style:name="T17" style:parent-style-name="DefaultParagraphFont" style:family="text">
      <style:text-properties style:font-name="Times New Roman" fo:color="#FF0000"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color="#FF0000" fo:font-size="12pt" style:font-size-asian="12pt" style:font-size-complex="12pt"/>
    </style:style>
    <style:style style:name="T21" style:parent-style-name="DefaultParagraphFont" style:family="text">
      <style:text-properties style:font-name="Times New Roman" fo:color="#FF0000" fo:font-size="12pt" style:font-size-asian="12pt" style:font-size-complex="12pt"/>
    </style:style>
    <style:style style:name="T22" style:parent-style-name="DefaultParagraphFont" style:family="text">
      <style:text-properties style:font-name="Times New Roman" fo:color="#FF0000"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P27" style:parent-style-name="Normal" style:family="paragraph">
      <style:text-properties style:font-name="Times New Roman" fo:font-weight="bold" style:font-weight-asian="bold" style:font-weight-complex="bold" fo:font-size="12pt" style:font-size-asian="12pt" style:font-size-complex="12pt"/>
    </style:style>
    <style:style style:name="P28" style:parent-style-name="ListParagraph" style:list-style-name="LFO1" style:family="paragraph">
      <style:text-properties style:font-name="Times New Roman" fo:font-size="12pt" style:font-size-asian="12pt" style:font-size-complex="12pt"/>
    </style:style>
    <style:style style:name="P29" style:parent-style-name="ListParagraph" style:list-style-name="LFO1" style:family="paragraph">
      <style:text-properties style:font-name="Times New Roman" fo:font-size="12pt" style:font-size-asian="12pt" style:font-size-complex="12pt"/>
    </style:style>
    <style:style style:name="P30" style:parent-style-name="ListParagraph" style:list-style-name="LFO1" style:family="paragraph">
      <style:text-properties style:font-name="Times New Roman" fo:font-size="12pt" style:font-size-asian="12pt" style:font-size-complex="12pt"/>
    </style:style>
    <style:style style:name="P31" style:parent-style-name="ListParagraph" style:list-style-name="LFO1" style:family="paragraph">
      <style:text-properties style:font-name="Times New Roman" fo:font-size="12pt" style:font-size-asian="12pt" style:font-size-complex="12pt"/>
    </style:style>
    <style:style style:name="P32" style:parent-style-name="ListParagraph" style:list-style-name="LFO1" style:family="paragraph">
      <style:text-properties style:font-name="Times New Roman" fo:font-size="12pt" style:font-size-asian="12pt" style:font-size-complex="12pt"/>
    </style:style>
    <style:style style:name="P33" style:parent-style-name="ListParagraph" style:list-style-name="LFO1" style:family="paragraph"/>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fo:color="#FF0000" fo:font-size="12pt" style:font-size-asian="12pt" style:font-size-complex="12pt"/>
    </style:style>
    <style:style style:name="P36" style:parent-style-name="ListParagraph" style:list-style-name="LFO1" style:family="paragraph">
      <style:text-properties style:font-name="Times New Roman" fo:font-size="12pt" style:font-size-asian="12pt" style:font-size-complex="12pt"/>
    </style:style>
    <style:style style:name="P37" style:parent-style-name="ListParagraph" style:list-style-name="LFO1" style:family="paragraph">
      <style:text-properties style:font-name="Times New Roman" fo:font-size="12pt" style:font-size-asian="12pt" style:font-size-complex="12pt"/>
    </style:style>
    <style:style style:name="P38" style:parent-style-name="ListParagraph" style:list-style-name="LFO1" style:family="paragraph">
      <style:text-properties style:font-name="Times New Roman" fo:font-size="12pt" style:font-size-asian="12pt" style:font-size-complex="12pt"/>
    </style:style>
    <style:style style:name="T39" style:parent-style-name="DefaultParagraphFont" style:family="text">
      <style:text-properties style:font-name="Times New Roman" fo:font-size="12pt" style:font-size-asian="12pt" style:font-size-complex="12pt"/>
    </style:style>
    <style:style style:name="T40" style:parent-style-name="DefaultParagraphFont" style:family="text">
      <style:text-properties style:font-name="Times New Roman" fo:color="#FF0000" fo:font-size="12pt" style:font-size-asian="12pt" style:font-size-complex="12pt"/>
    </style:style>
    <style:style style:name="T41" style:parent-style-name="DefaultParagraphFont" style:family="text">
      <style:text-properties style:font-name="Times New Roman" fo:color="#FF0000"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T48" style:parent-style-name="DefaultParagraphFont" style:family="text">
      <style:text-properties style:font-name="Times New Roman" fo:color="#FF0000" fo:font-size="12pt" style:font-size-asian="12pt" style:font-size-complex="12pt"/>
    </style:style>
    <style:style style:name="T49" style:parent-style-name="DefaultParagraphFont" style:family="text">
      <style:text-properties style:font-name="Times New Roman" fo:color="#FF0000" fo:font-size="12pt" style:font-size-asian="12pt" style:font-size-complex="12pt"/>
    </style:style>
    <style:style style:name="T50" style:parent-style-name="DefaultParagraphFont" style:family="text">
      <style:text-properties style:font-name="Times New Roman" fo:color="#FF0000"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draw:frame draw:style-name="a0" draw:name="Picture 8321153" text:anchor-type="as-char" svg:x="0in" svg:y="0in" svg:width="1.73958in" svg:height="0.20295in" style:rel-width="scale" style:rel-height="scale"><draw:image xlink:href="media/image1.png" xlink:type="simple" xlink:show="embed" xlink:actuate="onLoad"/><svg:title/><svg:desc/></draw:frame><text:tab/><text:s text:c="18"/><text:s/>402-915-3860<text:tab/><text:s text:c="13"/>Support@OurLifeLoop.com</text:p>
      <text:p text:style-name="P2"/>
      <text:p text:style-name="P3">Date:<text:s/><text:span text:style-name="T4">[</text:span><text:span text:style-name="T5">INSERT DATE</text:span><text:span text:style-name="T6">]<text:s/></text:span><text:tab/><text:tab/><text:tab/><text:tab/><text:s text:c="20"/><text:tab/><text:tab/><text:tab/><text:tab/><text:tab/><text:tab/><text:tab/><text:s text:c="24"/><text:tab/><text:s text:c="3"/><text:tab/><text:tab/><text:tab/><text:tab/><text:tab/><text:tab/><text:tab/><text:s/></text:p>
      <text:p text:style-name="P7">[RECIPIENT]</text:p>
      <text:p text:style-name="P8">[ADDRESS<text:s/>1]</text:p>
      <text:p text:style-name="P9"><text:span text:style-name="T10">[A</text:span><text:span text:style-name="T11">DDRESS</text:span><text:span text:style-name="T12"><text:s/>2]</text:span></text:p>
      <text:p text:style-name="P13"/>
      <text:p text:style-name="Normal"><text:span text:style-name="T14">Dear<text:s/></text:span><text:span text:style-name="T15">[R</text:span><text:span text:style-name="T16">ECIPIENT</text:span><text:span text:style-name="T17">]</text:span><text:span text:style-name="T18">,</text:span></text:p>
      <text:p text:style-name="Normal"><text:span text:style-name="T19">At<text:s/></text:span><text:span text:style-name="T20">[</text:span><text:span text:style-name="T21">INSERT COMMUNITY NAME</text:span><text:span text:style-name="T22">]<text:s/></text:span><text:span text:style-name="T23">we believe the key to your loved ones having the best experience and thriving is dependent upon our level of care, attention to detail, and the communication between our staff, residents, and the connections of our residents. In order to</text:span><text:span text:style-name="T24"><text:s/></text:span><text:span text:style-name="T25">me</text:span><text:span text:style-name="T26">et this goal for our residents and their connections, we proudly offer LifeLoop. LifeLoop is a multi-faceted platform designed to streamline operations, engage residents, and enhance communication to help keep you connected with your loved one.</text:span></text:p>
      <text:p text:style-name="P27">Benefits and Features:</text:p>
      <text:list text:style-name="LFO1" text:continue-numbering="true">
        <text:list-item>
          <text:p text:style-name="P28">Mobile Compatible / Device Agnostic</text:p>
        </text:list-item>
        <text:list-item>
          <text:p text:style-name="P29">Simplified communication with your loved one and staff through messages and announcements</text:p>
        </text:list-item>
        <text:list-item>
          <text:p text:style-name="P30">Share and view photos with your loved one</text:p>
        </text:list-item>
        <text:list-item>
          <text:p text:style-name="P31">Resident Activity Feed – Stay engaged with access to your loved one’s schedule in addition to the community’s activity schedule</text:p>
        </text:list-item>
        <text:list-item>
          <text:p text:style-name="P32">Weekly Summary – Know what activities your loved one attended each week</text:p>
        </text:list-item>
        <text:list-item>
          <text:p text:style-name="P33"><text:span text:style-name="T34">Submit Work Requests &amp; Transportation Requests for your loved one<text:s/></text:span><text:span text:style-name="T35">[REMOVE IF NOT AN OPTION]</text:span></text:p>
        </text:list-item>
        <text:list-item>
          <text:p text:style-name="P36">Send your loved one<text:s/>complimentary LifeLoop Express postcards</text:p>
        </text:list-item>
        <text:list-item>
          <text:p text:style-name="P37">Peace of mind that the community is being proactive in your loved one’s care and engagement</text:p>
        </text:list-item>
        <text:list-item>
          <text:p text:style-name="P38">HIPAA compliant and secure</text:p>
        </text:list-item>
      </text:list>
      <text:p text:style-name="Normal"><text:span text:style-name="T39">To utilize these features offered within LifeLoop, please contact the community at<text:s/></text:span><text:span text:style-name="T40">[INSERT PHONE</text:span><text:span text:style-name="T41"><text:s/>NUMBER AND EMAIL ADDRESS FOR THE COMMUNITY]</text:span><text:span text:style-name="T42"><text:s/>to assist you with creating a connection account. An email address will be needed to create an account in LifeLoop. Once your email address is received, you will be sent an email inviting you to connect with you</text:span><text:span text:style-name="T43">r loved one through LifeLoop. If you have any questions, please let<text:s/></text:span><text:span text:style-name="T44">me</text:span><text:span text:style-name="T45"><text:s/>know. <text:s/>The contact information for LifeLoop is provided at the top of the letter if you have specific questions once you get logged in. <text:s/></text:span></text:p>
      <text:p text:style-name="P46"/>
      <text:p text:style-name="P47">Sincerely,</text:p>
      <text:p text:style-name="Normal"><text:span text:style-name="T48">[I</text:span><text:span text:style-name="T49">NSERT EXECUTIVE DIRECTOR SIGNATURE</text:span><text:span text:style-name="T5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mberly Meschede</meta:initial-creator>
    <dc:creator>Erin McGill</dc:creator>
    <meta:creation-date>2022-11-14T17:51:00Z</meta:creation-date>
    <dc:date>2022-11-14T17:51:00Z</dc:date>
    <meta:print-date>2022-11-14T16:21:00Z</meta:print-date>
    <meta:template xlink:href="Normal" xlink:type="simple"/>
    <meta:editing-cycles>2</meta:editing-cycles>
    <meta:editing-duration>PT300S</meta:editing-duration>
    <meta:document-statistic meta:page-count="1" meta:paragraph-count="3" meta:word-count="298" meta:character-count="1998" meta:row-count="14" meta:non-whitespace-character-count="1703"/>
  </office:meta>
</office:document-meta>
</file>